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4219b" officeooo:paragraph-rsid="0004219b"/>
    </style:style>
    <style:style style:name="P2" style:family="paragraph" style:parent-style-name="Text_20_body" style:list-style-name="L1">
      <style:text-properties officeooo:rsid="000a95b4" officeooo:paragraph-rsid="000a95b4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officeooo:rsid="000d4a4c" officeooo:paragraph-rsid="000d4a4c"/>
    </style:style>
    <style:style style:name="P5" style:family="paragraph" style:parent-style-name="Text_20_body" style:list-style-name="L1">
      <style:text-properties officeooo:rsid="000d4a4c" officeooo:paragraph-rsid="000d4a4c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text-properties officeooo:rsid="000ead37" officeooo:paragraph-rsid="000ead37"/>
    </style:style>
    <style:style style:name="P8" style:family="paragraph" style:parent-style-name="Heading_20_2">
      <style:text-properties officeooo:rsid="000a95b4" officeooo:paragraph-rsid="000a95b4"/>
    </style:style>
    <style:style style:name="P9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  <style:text-properties officeooo:paragraph-rsid="0004dbd6"/>
    </style:style>
    <style:style style:name="T1" style:family="text">
      <style:text-properties style:font-name="DejaVu Sans" fo:font-weight="normal" style:font-weight-asian="normal" style:font-weight-complex="normal"/>
    </style:style>
    <style:style style:name="T2" style:family="text">
      <style:text-properties style:font-name="DejaVu Sans" fo:font-weight="normal" officeooo:rsid="000944d8" style:font-weight-asian="normal" style:font-weight-complex="normal"/>
    </style:style>
    <style:style style:name="T3" style:family="text">
      <style:text-properties style:font-name="DejaVu Sans" fo:font-weight="normal" officeooo:rsid="000a95b4" style:font-weight-asian="normal" style:font-weight-complex="normal"/>
    </style:style>
    <style:style style:name="T4" style:family="text">
      <style:text-properties officeooo:rsid="000a95b4"/>
    </style:style>
    <style:style style:name="T5" style:family="text">
      <style:text-properties style:font-name="DejaVu Sans" fo:font-weight="normal" officeooo:rsid="000a95b4" style:font-weight-asian="normal" style:font-weight-complex="normal"/>
    </style:style>
    <style:style style:name="T6" style:family="text">
      <style:text-properties officeooo:rsid="000d4a4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DejaVu Serif" fo:font-style="italic" style:font-style-asian="italic" style:font-style-complex="italic"/>
    </style:style>
    <style:style style:name="T9" style:family="text">
      <style:text-properties style:font-name="DejaVu Serif" fo:font-size="10.5pt" fo:font-style="italic" style:font-size-asian="10.5pt" style:font-style-asian="italic" style:font-size-complex="10.5pt" style:font-style-complex="italic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актика <text:span text:style-name="T4">2. Циклы, массивы</text:span></text:p>
      <text:h text:style-name="P9" text:outline-level="2"><text:span text:style-name="T1">Задание 1 </text:span><text:span text:style-name="T2">—</text:span><text:span text:style-name="T1"> </text:span><text:span text:style-name="T3">цик</text:span><text:span text:style-name="T3">лы</text:span></text:h>
      <text:list xml:id="list4913796063658362080" text:style-name="L2">
        <text:list-item>
          <text:p text:style-name="P3">Вывести в окно браузера 10 чисел, от 0 до 9, по одному числу в строке.</text:p>
        </text:list-item>
        <text:list-item>
          <text:p text:style-name="P3">Подсчитать во введенной пользователем строке число символов 'b' с помощью цикла for.</text:p>
        </text:list-item>
        <text:list-item>
          <text:p text:style-name="P4">Определить, является ли число, введенное пользователем, простым.</text:p>
        </text:list-item>
        <text:list-item>
          <text:p text:style-name="P3">Найти все делители введенного пользователем целого числа.</text:p>
        </text:list-item>
        <text:list-item>
          <text:p text:style-name="P3">Для двух введенных пользователем целых чисел найти наименьшее общее кратное.</text:p>
        </text:list-item>
        <text:list-item>
          <text:p text:style-name="P7">Вывести в окно браузера N первых простых чисел. N вводит пользователь.</text:p>
        </text:list-item>
      </text:list>
      <text:h text:style-name="P8" text:outline-level="2">Задание 2 — массивы</text:h>
      <text:list xml:id="list7060560972529972568" text:style-name="L1">
        <text:list-item>
          <text:p text:style-name="P6">Пользователь вводит в поле ряд чисел, разделенных запятыми. Найти среди них минимальное, <text:span text:style-name="T6">максимальное, а также индексы первого вхождения минимального и максимального числа.<text:line-break/></text:span><text:span text:style-name="Комментарий"><text:span text:style-name="T6">Здесь удобнее сперва разбить строку на элементы массива</text:span></text:span></text:p>
        </text:list-item>
        <text:list-item>
          <text:p text:style-name="P2">Отсортировать ряд чисел из задания 2<text:span text:style-name="T6">a</text:span> по возрастанию с помощью функции sort().</text:p>
        </text:list-item>
        <text:list-item>
          <text:p text:style-name="P5">Дан массив числовых массивов, то есть массив, элементами которого являются массивы чисел. Его можно записать в коде, вводить не надо. Отсортировать массив <text:s/>по возрастанию сумм элементов вложенных массивов с помощью функции sort.</text:p>
        </text:list-item>
        <text:list-item>
          <text:p text:style-name="P6">Отсортировать ряд чисел из задания 2a по убыванию без использования функции sort, то есть самостоятельно реализовать алгоритм сортировки. Выбор алгоритма на усмотрение студента.<text:line-break/><text:span text:style-name="T9">Пример </text:span><text:span text:style-name="Комментарий">сортировки</text:span><text:span text:style-name="T9"> пузырьком по возрастанию был на лекции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DejaVu Sans" fo:font-family="'DejaVu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style:font-name="DejaVu Sans" fo:font-family="'DejaVu Sans'" style:font-family-generic="swiss" style:font-pitch="variable" fo:font-size="115%" fo:font-weight="normal" style:font-size-asian="115%" style:font-weight-asian="normal" style:font-size-complex="115%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Комментарий" style:family="text">
      <style:text-properties style:font-name="DejaVu Serif" fo:font-family="'DejaVu Serif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Тимофей  Гурьев</meta:initial-creator>
    <meta:creation-date>2016-11-15T00:09:03.033951767</meta:creation-date>
    <dc:date>2016-11-16T08:43:06.013590232</dc:date>
    <dc:creator>Тимофей  Гурьев</dc:creator>
    <meta:editing-duration>PT45M24S</meta:editing-duration>
    <meta:editing-cycles>7</meta:editing-cycles>
    <meta:generator>LibreOffice/5.0.3.2$Linux_X86_64 LibreOffice_project/00m0$Build-2</meta:generator>
    <meta:document-statistic meta:table-count="0" meta:image-count="0" meta:object-count="0" meta:page-count="1" meta:paragraph-count="13" meta:word-count="187" meta:character-count="1271" meta:non-whitespace-character-count="1104"/>
  </office:meta>
</office:document-meta>
</file>